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3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Viikkoraportti 23.5</text:h>
      <text:p text:style-name="P1"/>
      <text:h text:style-name="P4" text:outline-level="3">Mitä opin tällä viikolla?</text:h>
      <text:p text:style-name="P2">Netbeans osaa generoida testipohjat automaattisesti. Nyt pitää vielä täyttää ne.</text:p>
      <text:p text:style-name="P2"/>
      <text:h text:style-name="P4" text:outline-level="3">Mikä jäi epäselväksi?</text:h>
      <text:p text:style-name="P2">Mitään suoranaisia epäselvyyksiä ei toistaiseksi ole tullut vastaan. Alan kuitenkin olla jo aika sokea koodilleni, joten seuraavassa kohdassa esitettyyn ongelmaan löytyy todella selvä ratkaisu, niin arvostaisin sen alleviivaamista.</text:p>
      <text:p text:style-name="P2"/>
      <text:h text:style-name="P4" text:outline-level="3">Miten ohjelma on edistynyt?</text:h>
      <text:p text:style-name="P2">Mikään Javan valmis tietorakenne ei tuntunut tarjoavan oikeaa toiminnallisuutta A-starin tarpesiin samassa paketissa, joten jouduin tekemään minimikeon, jotta itse reitinhakualgoritmi toimisi. <text:s/>Joka ei kuitenkaan toimi, luultavasti joko solmujen löysäysoperaatio ei toimi halutulla tavalla tai polku ei tallennu oikein. Testausta en ole muutamaa testiä lukuunottamatta ehtinyt (vieläkään) aloittaa. </text:p>
      <text:p text:style-name="P2"/>
      <text:p text:style-name="P2">Olen myös siistinyt ja järkeistänyt koodia paikoin. Luokat ovat omissa pakkauksissaa toiminnalisuuden perusteella. Mainissa ei ole enää kuin käytettävä labyrinttimatriisi ja ohjelman käynnistys. Javadoc kattaa lähes koko ohjelman: kaikkein yksiselitteisimpiin settereihin ja gettereihin en ole tuhlannut aikaa.</text:p>
      <text:p text:style-name="P2"/>
      <text:h text:style-name="P4" text:outline-level="3">Mitä teen seuraavaksi?</text:h>
      <text:p text:style-name="P2">Testit. Koordinaatteja tallentavan taulukon ja sen toiminnan voisi eristää omaksi luokakseen. Käyttöliittymää pitäisi alkaa mietti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i Lode</meta:initial-creator>
    <meta:creation-date>2013-05-16T16:41:17.06</meta:creation-date>
    <dc:date>2013-05-23T18:26:41.95</dc:date>
    <dc:creator>Lauri Lode</dc:creator>
    <meta:editing-duration>PT12M50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153" meta:character-count="1266"/>
  </office:meta>
</office:document-meta>
</file>